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9ee35" officeooo:paragraph-rsid="0009ee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forbiddenlink’s first git project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05T20:27:01.076484219</dc:date>
    <meta:editing-duration>PT58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6" meta:character-count="42" meta:non-whitespace-character-count="37"/>
  </office:meta>
</office:document-meta>
</file>